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5.006cm" fo:min-width="4.7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2.4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32cm" fo:min-width="0.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3.183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604cm" fo:min-width="1.24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2.9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6.888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1.285cm" svg:x1="9.396cm" svg:y1="8.398cm" svg:x2="8.021cm" svg:y2="8.307cm" draw:start-shape="id1" draw:start-glue-point="4" draw:end-shape="id2" draw:end-glue-point="1" svg:d="M9396 8398h621v-91h-1996" svg:viewBox="0 0 1997 92">
          <text:p/>
        </draw:connector>
        <draw:custom-shape draw:style-name="gr2" draw:text-style-name="P1" xml:id="id1" draw:id="id1" draw:layer="layout" svg:width="5.214cm" svg:height="5.256cm" svg:x="9.394cm" svg:y="8.015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2"><text:span text:style-name="T1">Gain </text:span></text:p>
          <text:p text:style-name="P2"><text:span text:style-name="T1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5.258cm" svg:y1="11.379cm" svg:x2="9.396cm" svg:y2="12.866cm" draw:start-shape="id3" draw:start-glue-point="8" draw:end-shape="id1" draw:end-glue-point="5" svg:d="M5258 11379v1487h4138" svg:viewBox="0 0 4139 1488">
          <text:p/>
        </draw:connector>
        <draw:connector draw:style-name="gr1" draw:text-style-name="P1" draw:layer="layout" svg:x1="14.608cm" svg:y1="8.398cm" svg:x2="16.554cm" svg:y2="8.398cm" draw:start-shape="id1" draw:start-glue-point="6" draw:end-shape="id4" draw:end-glue-point="4" svg:d="M14608 8398h1946" svg:viewBox="0 0 1947 1">
          <text:p/>
        </draw:connector>
        <draw:connector draw:style-name="gr1" draw:text-style-name="P1" draw:layer="layout" draw:line-skew="1.676cm" svg:x1="14.608cm" svg:y1="12.929cm" svg:x2="16.554cm" svg:y2="12.866cm" draw:start-shape="id1" draw:start-glue-point="7" draw:end-shape="id4" draw:end-glue-point="5" svg:d="M14608 12929h2648v-63h-702" svg:viewBox="0 0 2649 64">
          <text:p/>
        </draw:connector>
        <draw:custom-shape draw:style-name="gr2" draw:text-style-name="P1" xml:id="id4" draw:id="id4" draw:layer="layout" svg:width="5.214cm" svg:height="5.256cm" svg:x="16.552cm" svg:y="8.015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2"><text:span text:style-name="T1">Output </text:span></text:p>
          <text:p text:style-name="P2"><text:span text:style-name="T1">S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21.766cm" svg:y1="12.929cm" svg:x2="24.876cm" svg:y2="11.707cm" draw:start-shape="id4" draw:start-glue-point="7" draw:end-shape="id5" draw:end-glue-point="4" svg:d="M21766 12929h3110v-1222" svg:viewBox="0 0 3111 1223">
          <text:p/>
        </draw:connector>
        <draw:connector draw:style-name="gr1" draw:text-style-name="P1" draw:layer="layout" svg:x1="21.766cm" svg:y1="8.398cm" svg:x2="24.876cm" svg:y2="9.373cm" draw:start-shape="id4" draw:start-glue-point="6" draw:end-shape="id5" draw:end-glue-point="6" svg:d="M21766 8398h3110v975" svg:viewBox="0 0 3111 976">
          <text:p/>
        </draw:connector>
        <draw:frame draw:style-name="gr3" draw:text-style-name="P3" draw:layer="layout" svg:width="2.97cm" svg:height="1.901cm" svg:x="22.033cm" svg:y="9.55cm">
          <draw:text-box>
            <text:p><text:span text:style-name="T1">Audio</text:span></text:p>
            <text:p><text:span text:style-name="T1">OUT</text:span></text:p>
          </draw:text-box>
        </draw:frame>
        <draw:custom-shape draw:style-name="gr4" draw:text-style-name="P1" xml:id="id3" draw:id="id3" draw:layer="layout" svg:width="2.092cm" svg:height="2.094cm" svg:x="4.212cm" svg:y="9.28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3.711cm" svg:height="2.413cm" svg:x="1.226cm" svg:y="9.89cm">
          <draw:text-box>
            <text:p><text:span text:style-name="T1">Audio</text:span></text:p>
            <text:p><text:span text:style-name="T1">IN</text:span></text:p>
            <text:p><text:span text:style-name="T1">Max: 10mV</text:span></text:p>
          </draw:text-box>
        </draw:frame>
        <draw:g xml:id="id2" draw:id="id2">
          <draw:line draw:style-name="gr6" draw:text-style-name="P4" draw:layer="layout" svg:x1="5.986cm" svg:y1="8.265cm" svg:x2="6.15cm" svg:y2="7.701cm">
            <text:p/>
          </draw:line>
          <draw:line draw:style-name="gr6" draw:text-style-name="P4" draw:layer="layout" svg:x1="6.49cm" svg:y1="8.848cm" svg:x2="6.146cm" svg:y2="7.702cm">
            <text:p/>
          </draw:line>
          <draw:line draw:style-name="gr6" draw:text-style-name="P4" draw:layer="layout" svg:x1="7.165cm" svg:y1="8.912cm" svg:x2="7.509cm" svg:y2="7.766cm">
            <text:p/>
          </draw:line>
          <draw:line draw:style-name="gr6" draw:text-style-name="P4" draw:layer="layout" svg:x1="6.475cm" svg:y1="8.875cm" svg:x2="6.819cm" svg:y2="7.729cm">
            <text:p/>
          </draw:line>
          <draw:line draw:style-name="gr6" draw:text-style-name="P4" draw:layer="layout" svg:x1="7.18cm" svg:y1="8.906cm" svg:x2="6.836cm" svg:y2="7.76cm">
            <text:p/>
          </draw:line>
          <draw:line draw:style-name="gr6" draw:text-style-name="P4" draw:layer="layout" svg:x1="7.863cm" svg:y1="8.907cm" svg:x2="7.519cm" svg:y2="7.761cm">
            <text:p/>
          </draw:line>
          <draw:line draw:style-name="gr6" draw:text-style-name="P4" draw:layer="layout" svg:x1="7.857cm" svg:y1="8.851cm" svg:x2="8.021cm" svg:y2="8.287cm">
            <text:p/>
          </draw:line>
        </draw:g>
        <draw:connector draw:style-name="gr1" draw:text-style-name="P1" draw:layer="layout" svg:x1="5.986cm" svg:y1="8.307cm" svg:x2="5.258cm" svg:y2="9.285cm" draw:start-shape="id2" draw:start-glue-point="3" draw:end-shape="id3" draw:end-glue-point="4" svg:d="M5986 8307h-728v978" svg:viewBox="0 0 729 979">
          <text:p/>
        </draw:connector>
        <draw:custom-shape draw:style-name="gr7" draw:text-style-name="P1" xml:id="id5" draw:id="id5" draw:layer="layout" svg:width="3.112cm" svg:height="1.524cm" draw:transform="rotate (-1.5707963267949) translate (25.638cm 8.984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8" draw:text-style-name="P4" draw:layer="layout" svg:width="2.499cm" svg:height="1.519cm" draw:transform="skewX (0.486597795456019) rotate (-0.817163155783746) translate (25.9887943782851cm 9.47523079606843cm)" svg:viewBox="0 0 2500 1520" svg:d="M0 0c1617 3 2500 1520 2500 1520">
          <text:p/>
        </draw:path>
        <draw:path draw:style-name="gr8" draw:text-style-name="P4" draw:layer="layout" svg:width="2.499cm" svg:height="1.519cm" draw:transform="skewX (0.48642326253082) rotate (-0.817163155783746) translate (26.4540820687875cm 9.41823079606843cm)" svg:viewBox="0 0 2500 1520" svg:d="M0 0c1617 3 2500 1520 2500 1520">
          <text:p/>
        </draw:path>
        <draw:path draw:style-name="gr8" draw:text-style-name="P4" draw:layer="layout" svg:width="2.496cm" svg:height="1.515cm" draw:transform="skewX (0.484154334503227) rotate (-0.819432083811338) translate (26.9115137238396cm 9.41823076340966cm)" svg:viewBox="0 0 2497 1516" svg:d="M0 0c1616 0 2497 1516 2497 1516">
          <text:p/>
        </draw:path>
        <draw:frame draw:style-name="gr9" draw:text-style-name="P3" draw:layer="layout" svg:width="3.461cm" svg:height="1.266cm" svg:x="5.318cm" svg:y="6.719cm">
          <draw:text-box>
            <text:p><text:span text:style-name="T1">R</text:span><text:span text:style-name="T2">s</text:span><text:span text:style-name="T1">=100</text:span><text:span text:style-name="T3">Ω</text:span></text:p>
          </draw:text-box>
        </draw:frame>
        <draw:frame draw:style-name="gr10" draw:text-style-name="P3" draw:layer="layout" svg:width="7.69cm" svg:height="1.093cm" svg:x="12.281cm" svg:y="6.635cm">
          <draw:text-box>
            <text:p><text:span text:style-name="T1">12V Supply Voltage (Vc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3:32:34.901948852</meta:creation-date>
    <dc:date>2021-05-21T23:41:40.214366771</dc:date>
    <meta:editing-duration>PT9M6S</meta:editing-duration>
    <meta:editing-cycles>1</meta:editing-cycles>
    <meta:document-statistic meta:object-count="26"/>
    <meta:generator>LibreOffice/6.4.6.2$Linux_X86_64 LibreOffice_project/40$Build-2</meta:generator>
  </office:meta>
</office:document-meta>
</file>